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664cm"/>
    </style:style>
    <style:style style:name="co2" style:family="table-column">
      <style:table-column-properties fo:break-before="auto" style:column-width="3.463cm"/>
    </style:style>
    <style:style style:name="co3" style:family="table-column">
      <style:table-column-properties fo:break-before="auto" style:column-width="5.916cm"/>
    </style:style>
    <style:style style:name="co4" style:family="table-column">
      <style:table-column-properties fo:break-before="auto" style:column-width="20.98cm"/>
    </style:style>
    <style:style style:name="co5" style:family="table-column">
      <style:table-column-properties fo:break-before="auto" style:column-width="4.168cm"/>
    </style:style>
    <style:style style:name="co6" style:family="table-column">
      <style:table-column-properties fo:break-before="auto" style:column-width="19.09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2.501cm" fo:break-before="auto" style:use-optimal-row-height="false"/>
    </style:style>
    <style:style style:name="ro3" style:family="table-row">
      <style:table-row-properties style:row-height="2.697cm" fo:break-before="auto" style:use-optimal-row-height="false"/>
    </style:style>
    <style:style style:name="ro4" style:family="table-row">
      <style:table-row-properties style:row-height="2.794cm" fo:break-before="auto" style:use-optimal-row-height="false"/>
    </style:style>
    <style:style style:name="ro5" style:family="table-row">
      <style:table-row-properties style:row-height="2.956cm" fo:break-before="auto" style:use-optimal-row-height="false"/>
    </style:style>
    <style:style style:name="ro6" style:family="table-row">
      <style:table-row-properties style:row-height="1.559cm" fo:break-before="auto" style:use-optimal-row-height="false"/>
    </style:style>
    <style:style style:name="ro7" style:family="table-row">
      <style:table-row-properties style:row-height="2.145cm" fo:break-before="auto" style:use-optimal-row-height="false"/>
    </style:style>
    <style:style style:name="ro8" style:family="table-row">
      <style:table-row-properties style:row-height="2.99cm" fo:break-before="auto" style:use-optimal-row-height="false"/>
    </style:style>
    <style:style style:name="ro9" style:family="table-row">
      <style:table-row-properties style:row-height="2.014cm" fo:break-before="auto" style:use-optimal-row-height="false"/>
    </style:style>
    <style:style style:name="ro10" style:family="table-row">
      <style:table-row-properties style:row-height="1.852cm" fo:break-before="auto" style:use-optimal-row-height="false"/>
    </style:style>
    <style:style style:name="ro11" style:family="table-row">
      <style:table-row-properties style:row-height="3.055cm" fo:break-before="auto" style:use-optimal-row-height="false"/>
    </style:style>
    <style:style style:name="ro12" style:family="table-row">
      <style:table-row-properties style:row-height="1.236cm" fo:break-before="auto" style:use-optimal-row-height="true"/>
    </style:style>
    <style:style style:name="ro13" style:family="table-row">
      <style:table-row-properties style:row-height="2.762cm" fo:break-before="auto" style:use-optimal-row-height="false"/>
    </style:style>
    <style:style style:name="ro14" style:family="table-row">
      <style:table-row-properties style:row-height="1.462cm" fo:break-before="auto" style:use-optimal-row-height="false"/>
    </style:style>
    <style:style style:name="ro15" style:family="table-row">
      <style:table-row-properties style:row-height="4.549cm" fo:break-before="auto" style:use-optimal-row-height="false"/>
    </style:style>
    <style:style style:name="ro16" style:family="table-row">
      <style:table-row-properties style:row-height="5.687cm" fo:break-before="auto" style:use-optimal-row-height="false"/>
    </style:style>
    <style:style style:name="ro17" style:family="table-row">
      <style:table-row-properties style:row-height="7.735cm" fo:break-before="auto" style:use-optimal-row-height="false"/>
    </style:style>
    <style:style style:name="ro18" style:family="table-row">
      <style:table-row-properties style:row-height="3.672cm" fo:break-before="auto" style:use-optimal-row-height="false"/>
    </style:style>
    <style:style style:name="ro19" style:family="table-row">
      <style:table-row-properties style:row-height="5.849cm" fo:break-before="auto" style:use-optimal-row-height="false"/>
    </style:style>
    <style:style style:name="ro20" style:family="table-row">
      <style:table-row-properties style:row-height="3.801cm" fo:break-before="auto" style:use-optimal-row-height="false"/>
    </style:style>
    <style:style style:name="ro21" style:family="table-row">
      <style:table-row-properties style:row-height="3.769cm" fo:break-before="auto" style:use-optimal-row-height="false"/>
    </style:style>
    <style:style style:name="ro22" style:family="table-row">
      <style:table-row-properties style:row-height="3.346cm" fo:break-before="auto" style:use-optimal-row-height="false"/>
    </style:style>
    <style:style style:name="ro2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text-properties fo:hyphenate="true"/>
    </style:style>
    <style:style style:name="ce3" style:family="table-cell" style:parent-style-name="Default">
      <style:table-cell-properties style:text-align-source="fix" style:repeat-content="false" fo:wrap-option="wrap"/>
      <style:paragraph-properties fo:text-align="justify" fo:margin-left="0cm"/>
      <style:text-properties fo:hyphenate="true"/>
    </style:style>
    <style:style style:name="ce4" style:family="table-cell" style:parent-style-name="Default">
      <style:table-cell-properties style:text-align-source="fix" style:repeat-content="false" fo:wrap-option="wrap"/>
      <style:paragraph-properties fo:text-align="justify" fo:margin-left="0cm"/>
      <style:text-properties style:font-name="Liberation Sans" style:font-name-asian="DejaVu Sans" style:font-name-complex="Lohit Hindi" fo:hyphenate="true"/>
    </style:style>
    <style:style style:name="ce5" style:family="table-cell" style:parent-style-name="Default">
      <style:table-cell-properties style:text-align-source="fix" style:repeat-content="false"/>
      <style:paragraph-properties fo:text-align="justify" fo:margin-left="0cm"/>
    </style:style>
    <style:style style:name="ce6" style:family="table-cell" style:parent-style-name="Default">
      <style:table-cell-properties style:text-align-source="fix" style:repeat-content="false" fo:wrap-option="wrap"/>
      <style:paragraph-properties fo:text-align="justify" fo:margin-left="0cm"/>
      <style:text-properties style:font-name="Liberation Sans" style:font-name-asian="DejaVu Sans" style:font-name-complex="FreeSans" fo:hyphenate="true"/>
    </style:style>
    <style:style style:name="ce7" style:family="table-cell" style:parent-style-name="Default">
      <style:table-cell-properties style:text-align-source="fix" style:repeat-content="false" fo:wrap-option="wrap"/>
      <style:paragraph-properties fo:text-align="center" fo:margin-left="0cm"/>
      <style:text-properties fo:hyphenate="true"/>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ID</text:p>
          </table:table-cell>
          <table:table-cell table:style-name="ce1" office:value-type="string" calcext:value-type="string">
            <text:p>CATEGORIA</text:p>
          </table:table-cell>
          <table:table-cell table:style-name="ce1" office:value-type="string" calcext:value-type="string">
            <text:p>SUGERENCIA</text:p>
          </table:table-cell>
          <table:table-cell table:style-name="ce1" office:value-type="string" calcext:value-type="string">
            <text:p>DESCRIPCIÓN</text:p>
          </table:table-cell>
          <table:table-cell table:style-name="ce1" office:value-type="string" calcext:value-type="string">
            <text:p>PROPONENTE</text:p>
          </table:table-cell>
          <table:table-cell table:style-name="ce1" office:value-type="string" calcext:value-type="string">
            <text:p>OBSERVACIONES</text:p>
          </table:table-cell>
        </table:table-row>
        <table:table-row table:style-name="ro2">
          <table:table-cell office:value-type="float" office:value="1" calcext:value-type="float">
            <text:p>1</text:p>
          </table:table-cell>
          <table:table-cell office:value-type="string" calcext:value-type="string">
            <text:p>GESTIÓN DEL CAMBIO</text:p>
          </table:table-cell>
          <table:table-cell office:value-type="string" calcext:value-type="string">
            <text:p>Publicar la guía de revisión</text:p>
          </table:table-cell>
          <table:table-cell table:style-name="ce4" office:value-type="string" calcext:value-type="string">
            <text:p>Publicación de la Guia o de un documento similar para los solicitantes, de forma que minimicemos el numero de subsanaciones, <text:s/>al hablar el mismo lenguaje</text:p>
          </table:table-cell>
          <table:table-cell office:value-type="string" calcext:value-type="string">
            <text:p>SERVICIO DE GESTIÓN DEL CONOCIMIENTO</text:p>
          </table:table-cell>
          <table:table-cell office:value-type="string" calcext:value-type="string">
            <text:p>Se trata de una cuestión que es necesario someter al criterio de los Coordinadores y el Director. </text:p>
          </table:table-cell>
        </table:table-row>
        <table:table-row table:style-name="ro3">
          <table:table-cell office:value-type="float" office:value="2" calcext:value-type="float">
            <text:p>2</text:p>
          </table:table-cell>
          <table:table-cell office:value-type="string" calcext:value-type="string">
            <text:p>CRITERIOS DE REVISIÓN</text:p>
          </table:table-cell>
          <table:table-cell office:value-type="string" calcext:value-type="string">
            <text:p>Especificar que criterios implican subsanación o resolución denegatoria</text:p>
          </table:table-cell>
          <table:table-cell table:style-name="ce3" office:value-type="string" calcext:value-type="string">
            <text:p>No queda claro en la guía que hacer cuando las cuestiones son contestadas con un 'No', ¿implica informe desfavorable?, ¿es necesario subsanar cada apartado con un "No"? ¿todas las comprobaciones son igual de importantes a la hora de informar?.</text:p>
          </table:table-cell>
          <table:table-cell office:value-type="string" calcext:value-type="string">
            <text:p>SERVICIO DE GESTIÓN DEL CONOCIMIENTO</text:p>
          </table:table-cell>
          <table:table-cell table:style-name="ce5" office:value-type="string" calcext:value-type="string">
            <text:p>Se propone realizar una propuesta a la dirección para discernir cuales de las cuestiones que requieren subsanación. </text:p>
          </table:table-cell>
        </table:table-row>
        <table:table-row table:style-name="ro4">
          <table:table-cell office:value-type="float" office:value="3" calcext:value-type="float">
            <text:p>3</text:p>
          </table:table-cell>
          <table:table-cell office:value-type="string" calcext:value-type="string">
            <text:p>INFORMACIÓN DE BASE</text:p>
          </table:table-cell>
          <table:table-cell office:value-type="string" calcext:value-type="string">
            <text:p>Publicar la información de base necesaria para realizar las revisiones formales y técnicas</text:p>
          </table:table-cell>
          <table:table-cell office:value-type="string" calcext:value-type="string">
            <text:p>El listado de usuarios con perfil director general debería de estar accesible en una zona común junto con las plantillas de los informes y el listado de teléfonos/correos de los usuarios de contacto, así como cualquier documentación necesaria para realizar el informe.</text:p>
          </table:table-cell>
          <table:table-cell office:value-type="string" calcext:value-type="string">
            <text:p>SERVICIO DE GESTIÓN DEL CONOCIMIENTO</text:p>
          </table:table-cell>
          <table:table-cell table:style-name="ce6" office:value-type="string" calcext:value-type="string">
            <text:p>Estamos de acuerdo. Actualmente está en la instancia del Gestor Documental de la antigua CPI. Proponemos que se cree un Espacio de trabajo para INFOCOR en el gestor documental <text:s/>Controlado por el Servicio de Gestión del Conocimiento. En paralelo, mantendremos informados a los técnicos tramitadores a través del grupo privado de Tramitadores INFOCOR de la Red Profesional.</text:p>
          </table:table-cell>
        </table:table-row>
        <table:table-row table:style-name="ro5">
          <table:table-cell office:value-type="float" office:value="4" calcext:value-type="float">
            <text:p>4</text:p>
          </table:table-cell>
          <table:table-cell office:value-type="string" calcext:value-type="string">
            <text:p>ORGANIZACIÓN DEL TRABAJO</text:p>
          </table:table-cell>
          <table:table-cell office:value-type="string" calcext:value-type="string">
            <text:p>Crear un grupo especializado para gestionar el procedimiento administrativo.</text:p>
          </table:table-cell>
          <table:table-cell table:style-name="ce3" office:value-type="string" calcext:value-type="string">
            <text:p>La revisión formal y la contractual (por ejemplo, solvencia y libre concurrencia), tienen aspectos que se escapan del ámbito técnico TIC y por ello, podría ser interesante crear un grupo, liderados por las personas de la DGPD encargadas de la contratación, de esta forma se garantizaría una aplicación unificada de los criterios y más profesional.</text:p>
          </table:table-cell>
          <table:table-cell office:value-type="string" calcext:value-type="string">
            <text:p>SERVICIO DE GESTIÓN DEL CONOCIMIENTO</text:p>
          </table:table-cell>
          <table:table-cell table:style-name="ce3" office:value-type="string" calcext:value-type="string">
            <text:p>Se trata de una cuestión que es necesario someter al criterio de los Coordinadores y el Director. Proponemos que Manuel Diaz tenga mayor participación, y de forma proactiva, en el procedimiento.</text:p>
          </table:table-cell>
        </table:table-row>
        <table:table-row table:style-name="ro6">
          <table:table-cell office:value-type="float" office:value="5" calcext:value-type="float">
            <text:p>5</text:p>
          </table:table-cell>
          <table:table-cell office:value-type="string" calcext:value-type="string">
            <text:p>CRITERIOS DE REVISIÓN</text:p>
          </table:table-cell>
          <table:table-cell office:value-type="string" calcext:value-type="string">
            <text:p>Sobre el uso de marcas o modelos</text:p>
          </table:table-cell>
          <table:table-cell office:value-type="string" calcext:value-type="string">
            <text:p>¿Se podría cambiar la redacción del último apartado de "SOBRE EL USO DE MARCAS O MODELOS"?</text:p>
          </table:table-cell>
          <table:table-cell office:value-type="string" calcext:value-type="string">
            <text:p>SERVICIO DE GESTIÓN DEL CONOCIMIENTO</text:p>
          </table:table-cell>
          <table:table-cell office:value-type="string" calcext:value-type="string">
            <text:p>No se aporta redacción alternativa.</text:p>
          </table:table-cell>
        </table:table-row>
        <table:table-row table:style-name="ro7">
          <table:table-cell office:value-type="float" office:value="6" calcext:value-type="float">
            <text:p>6</text:p>
          </table:table-cell>
          <table:table-cell office:value-type="string" calcext:value-type="string">
            <text:p>ORGANIZACIÓN DEL TRABAJO</text:p>
          </table:table-cell>
          <table:table-cell office:value-type="string" calcext:value-type="string">
            <text:p>Mejorar la coordinación entre INFOCOR, Catálogo y Repositorio de Software e Inventario</text:p>
          </table:table-cell>
          <table:table-cell table:style-name="ce3" office:value-type="string" calcext:value-type="string">
            <text:p>Dada la relevancia del catálogo de software y repositorio TIC, <text:s/>sería interesante trabajar en esta área en paralelo con estas mejoras de INFOCOR, muchas de la políticas propuestas, reutilización, fuentes abiertas, se basan en ello.</text:p>
          </table:table-cell>
          <table:table-cell office:value-type="string" calcext:value-type="string">
            <text:p>SERVICIO DE GESTIÓN DEL CONOCIMIENTO</text:p>
          </table:table-cell>
          <table:table-cell office:value-type="string" calcext:value-type="string">
            <text:p>Se trata de una cuestión que es necesario someter al criterio de los Coordinadores y el Director</text:p>
          </table:table-cell>
        </table:table-row>
        <table:table-row table:style-name="ro8">
          <table:table-cell office:value-type="float" office:value="7" calcext:value-type="float">
            <text:p>7</text:p>
          </table:table-cell>
          <table:table-cell office:value-type="string" calcext:value-type="string">
            <text:p>FUNCIONALIDAD DEL SISTEMA</text:p>
          </table:table-cell>
          <table:table-cell office:value-type="string" calcext:value-type="string">
            <text:p>Permitir que cierta información se aporte a través del sistema, y no en los pliegos</text:p>
          </table:table-cell>
          <table:table-cell office:value-type="string" calcext:value-type="string">
            <text:p>En el caso de mantenimiento de sistemas existentes se podría incorporar la relación de INFOCOR anteriores a la solicitud en vez de a los pliegos.</text:p>
          </table:table-cell>
          <table:table-cell office:value-type="string" calcext:value-type="string">
            <text:p>SERVICIO DE GESTIÓN DEL CONOCIMIENTO</text:p>
          </table:table-cell>
          <table:table-cell table:style-name="ce3" office:value-type="string" calcext:value-type="string">
            <text:p>Lo ideal es que toda la información recabada a los solicitantes de carácter estructurado se pueda introducir en el sistema. No obstante, esto supone tener que implementar las modificaciones, sobre un sistema ya de por sí muy parcheado, que se dejó de mantener porque en etapas anteriores de la DGPD se iba a integrar en ERIS-G3, y para las que haría falta conseguir financiación.</text:p>
          </table:table-cell>
        </table:table-row>
        <table:table-row table:style-name="ro5">
          <table:table-cell office:value-type="float" office:value="8" calcext:value-type="float">
            <text:p>8</text:p>
          </table:table-cell>
          <table:table-cell office:value-type="string" calcext:value-type="string">
            <text:p>ORGANIZACIÓN DEL TRABAJO</text:p>
          </table:table-cell>
          <table:table-cell office:value-type="string" calcext:value-type="string">
            <text:p>Centralizar los criterios de revisión relacionados con ENI y ENS en un grupo experto.</text:p>
          </table:table-cell>
          <table:table-cell table:style-name="ce3" office:value-type="string" calcext:value-type="string">
            <text:p>En relación con el ENI y <text:s/>el ENS, <text:s/>dado su importancia, también se podía valorar que su análisis se realizará por las personas expertas en el tema de la DG, o en su defecto, se tuviera información suficiente para analizar lo indicado en los expedientes sobre ellos.</text:p>
            <text:p/>
            <text:p/>
          </table:table-cell>
          <table:table-cell office:value-type="string" calcext:value-type="string">
            <text:p>SERVICIO DE GESTIÓN DEL CONOCIMIENTO</text:p>
          </table:table-cell>
          <table:table-cell office:value-type="string" calcext:value-type="string">
            <text:p>Se trata de una cuestión que es necesario someter al criterio de los Coordinadores y el Director</text:p>
          </table:table-cell>
        </table:table-row>
        <table:table-row table:style-name="ro9">
          <table:table-cell office:value-type="float" office:value="9" calcext:value-type="float">
            <text:p>9</text:p>
          </table:table-cell>
          <table:table-cell office:value-type="string" calcext:value-type="string">
            <text:p>CRITERIOS DE REVISIÓN</text:p>
          </table:table-cell>
          <table:table-cell office:value-type="string" calcext:value-type="string">
            <text:p>Criterios de revisión en relación a la formación TIC.</text:p>
          </table:table-cell>
          <table:table-cell office:value-type="string" calcext:value-type="string">
            <text:p>no se <text:s/>informara sobre la asistencia a cursos de las personas del organismo <text:s/>y sobre la incorporación de cursos a una plataforma de formación.</text:p>
          </table:table-cell>
          <table:table-cell office:value-type="string" calcext:value-type="string">
            <text:p>SERVICIO DE GESTIÓN DEL CONOCIMIENTO</text:p>
          </table:table-cell>
          <table:table-cell table:style-name="ce7" office:value-type="string" calcext:value-type="string">
            <text:p>Procederemos a incorporarlo en el anexo de criterios.</text:p>
          </table:table-cell>
        </table:table-row>
        <table:table-row table:style-name="ro10">
          <table:table-cell office:value-type="float" office:value="10" calcext:value-type="float">
            <text:p>10</text:p>
          </table:table-cell>
          <table:table-cell office:value-type="string" calcext:value-type="string">
            <text:p>CORRECCIÓN DE ERRATAS</text:p>
          </table:table-cell>
          <table:table-cell office:value-type="string" calcext:value-type="string">
            <text:p>Corrección de erratas de la plantilla de informe técnico</text:p>
          </table:table-cell>
          <table:table-cell table:style-name="ce3" office:value-type="string" calcext:value-type="string">
            <text:p>La plantilla de informe técnico tiene varias erratas (sujero, condicación, intrucciones, ...)</text:p>
          </table:table-cell>
          <table:table-cell office:value-type="string" calcext:value-type="string">
            <text:p>SERVICIO DE PLANIFICACIÓN ESTRATÉGICA</text:p>
          </table:table-cell>
          <table:table-cell table:style-name="ce7" office:value-type="string" calcext:value-type="string">
            <text:p>Procedemos a corregir las erratas detectadas. </text:p>
          </table:table-cell>
        </table:table-row>
        <table:table-row table:style-name="ro11">
          <table:table-cell office:value-type="float" office:value="11" calcext:value-type="float">
            <text:p>11</text:p>
          </table:table-cell>
          <table:table-cell office:value-type="string" calcext:value-type="string">
            <text:p>CRITERIOS DE REVISIÓN</text:p>
          </table:table-cell>
          <table:table-cell office:value-type="string" calcext:value-type="string">
            <text:p>Cambio de redacción en ciertos criterios de revisión</text:p>
          </table:table-cell>
          <table:table-cell table:style-name="ce3" office:value-type="string" calcext:value-type="string">
            <text:p>Algunas de las preguntas están planteadas como para elegir entre</text:p>
            <text:p>varias opciones posibles (¿Se especifica en los pliegos si se va</text:p>
            <text:p>a hacer uso de la plataforma @firma corporativo, u otra</text:p>
            <text:p>distinta?), mientras que las respuestas siempre aparecen como</text:p>
            <text:p>SI/NO. Sería conveniente reformular las preguntas de ese tipo.</text:p>
          </table:table-cell>
          <table:table-cell office:value-type="string" calcext:value-type="string">
            <text:p>SERVICIO DE PLANIFICACIÓN ESTRATÉGICA</text:p>
          </table:table-cell>
          <table:table-cell office:value-type="string" calcext:value-type="string">
            <text:p>En el caso del ejemplo concreto, se trata de un criterio de revisión facilitado por el Servicio de Coordinación de Administración Electrónica. No obstante, lo mas conveniente y operativo es que los distintos servicios aporten una relación de los criterios de revisión a modificar, con su redacción alternativa.</text:p>
          </table:table-cell>
        </table:table-row>
        <table:table-row table:style-name="ro12">
          <table:table-cell office:value-type="float" office:value="12" calcext:value-type="float">
            <text:p>12</text:p>
          </table:table-cell>
          <table:table-cell office:value-type="string" calcext:value-type="string">
            <text:p>CRITERIOS DE REVISIÓN</text:p>
          </table:table-cell>
          <table:table-cell office:value-type="string" calcext:value-type="string">
            <text:p>Campo observaciones</text:p>
          </table:table-cell>
          <table:table-cell table:style-name="ce3" office:value-type="string" calcext:value-type="string">
            <text:p>También puede ser interesante incluir como posible respuesta N/A</text:p>
            <text:p>(no aplica) y un campo de observaciones.</text:p>
          </table:table-cell>
          <table:table-cell office:value-type="string" calcext:value-type="string">
            <text:p>SERVICIO DE PLANIFICACIÓN ESTRATÉGICA</text:p>
          </table:table-cell>
          <table:table-cell table:style-name="ce7" office:value-type="string" calcext:value-type="string">
            <text:p>Compartimos la sugerencia.</text:p>
          </table:table-cell>
        </table:table-row>
        <table:table-row table:style-name="ro12">
          <table:table-cell office:value-type="float" office:value="13" calcext:value-type="float">
            <text:p>13</text:p>
          </table:table-cell>
          <table:table-cell office:value-type="string" calcext:value-type="string">
            <text:p>PROCEDIMIENTO</text:p>
          </table:table-cell>
          <table:table-cell office:value-type="string" calcext:value-type="string">
            <text:p>Asignación de expedientes</text:p>
          </table:table-cell>
          <table:table-cell table:style-name="ce3" office:value-type="string" calcext:value-type="string">
            <text:p>Aunque por agilidad asigne los expedientes el jefe del servicio de Coordinación y Desarrollo de Sistemas Horizontales, considero que al menos debería informarse al Jefe de Servicio responsable del técnico de que se ha producido dicha asignación.</text:p>
          </table:table-cell>
          <table:table-cell office:value-type="string" calcext:value-type="string">
            <text:p>SERVICIO DE PLANIFICACIÓN ESTRATÉGICA</text:p>
          </table:table-cell>
          <table:table-cell table:style-name="ce3" office:value-type="string" calcext:value-type="string">
            <text:p>Introducimos un cambio en la operativa diaria y en el correo de propuesta de asignación irán los Jefes de Servicio Afectados por la asignación de ese día. No obstante, estamos trabajando en la automatización de las notificaciones de asignaciones, y vueltas de subsanación.</text:p>
          </table:table-cell>
        </table:table-row>
        <table:table-row table:style-name="ro12">
          <table:table-cell office:value-type="float" office:value="14" calcext:value-type="float">
            <text:p>14</text:p>
          </table:table-cell>
          <table:table-cell office:value-type="string" calcext:value-type="string">
            <text:p>INFORMACIÓN DE BASE</text:p>
          </table:table-cell>
          <table:table-cell office:value-type="string" calcext:value-type="string">
            <text:p>Publicar la información de base necesaria para realizar las revisiones formales y técnicas</text:p>
          </table:table-cell>
          <table:table-cell office:value-type="string" calcext:value-type="string">
            <text:p>Sería conveniente indicar dónde se puede consultar la última versión de la hoja de cálculo USUARIOS_PERFIL_DIRECTOR_GENERAL</text:p>
            <text:p/>
          </table:table-cell>
          <table:table-cell office:value-type="string" calcext:value-type="string">
            <text:p>SERVICIO DE PLANIFICACIÓN ESTRATÉGICA</text:p>
          </table:table-cell>
          <table:table-cell office:value-type="string" calcext:value-type="string">
            <text:p>Como se ha indicado con anterioridad, se incorporará en el espacio de trabajo del gestor documental de la DGPD que se habilite para INFOCOR.</text:p>
          </table:table-cell>
        </table:table-row>
        <table:table-row table:style-name="ro7">
          <table:table-cell office:value-type="float" office:value="15" calcext:value-type="float">
            <text:p>15</text:p>
          </table:table-cell>
          <table:table-cell office:value-type="string" calcext:value-type="string">
            <text:p>PARTE EXPOSITIVA</text:p>
          </table:table-cell>
          <table:table-cell office:value-type="string" calcext:value-type="string">
            <text:p>Eliminar referencia al escenario de restricciones presupuestarias.</text:p>
          </table:table-cell>
          <table:table-cell office:value-type="string" calcext:value-type="string">
            <text:p>Apartado 7.(b), último párrafo antes del punto i. Sugiero suprimir la referencia al escenario de fuertes restricciones presupuestarias, pues nuestro deber es velar siempre por la eficiencia en el uso de los recursos públicos, independientemente del escenario.</text:p>
          </table:table-cell>
          <table:table-cell office:value-type="string" calcext:value-type="string">
            <text:p>SERVICIO DE PLANIFICACIÓN ESTRATÉGICA</text:p>
          </table:table-cell>
          <table:table-cell/>
        </table:table-row>
        <table:table-row table:style-name="ro13">
          <table:table-cell office:value-type="float" office:value="16" calcext:value-type="float">
            <text:p>16</text:p>
          </table:table-cell>
          <table:table-cell office:value-type="string" calcext:value-type="string">
            <text:p>CRITERIOS DE REVISIÓN</text:p>
          </table:table-cell>
          <table:table-cell office:value-type="string" calcext:value-type="string">
            <text:p>Solvencia técnica: incorporar nuevas titulaciones conforme al plan Bolonia.</text:p>
          </table:table-cell>
          <table:table-cell office:value-type="string" calcext:value-type="string">
            <text:p>Apartado 7.b).ii, <text:s/>en relación a las titulaciones exigidas, sería conveniente incorporar las nuevas titulaciones de Grado.</text:p>
          </table:table-cell>
          <table:table-cell office:value-type="string" calcext:value-type="string">
            <text:p>SERVICIO DE PLANIFICACIÓN ESTRATÉGICA</text:p>
          </table:table-cell>
          <table:table-cell office:value-type="string" calcext:value-type="string">
            <text:p>Si bien es cierta que la redacción actual ya les daba cabida, al incorporar el término “o equivalente”, compartimos que seria conveniente desarrollar más este criterio, incorporandolas, pues incluso en la revisión de los sobres 1 de las licitaciones puede dar lugar a equívocos. En este sentido, habría que confrontarlo con la normativa existente al respecto, teniendo en cuenta los proyectos de ley en ciernes.</text:p>
          </table:table-cell>
        </table:table-row>
        <table:table-row table:style-name="ro8">
          <table:table-cell office:value-type="float" office:value="17" calcext:value-type="float">
            <text:p>17</text:p>
          </table:table-cell>
          <table:table-cell table:style-name="ce3" office:value-type="string" calcext:value-type="string">
            <text:p>INFORMACIÓN DE BASE</text:p>
          </table:table-cell>
          <table:table-cell office:value-type="string" calcext:value-type="string">
            <text:p>Publicar la relación de proyectos corporativos de la DGPD</text:p>
          </table:table-cell>
          <table:table-cell table:style-name="ce3" office:value-type="string" calcext:value-type="string">
            <text:p>Apartado 7. h). Sería conveniente facilitar a los técnicos una lista de los contratos corporativos en vigor o en estado de licitación, incluyendo una descripción de su alcance, que permita determinar si el contrato a realizar está cubierto por algún contrato corporativo. Puede incorporarse esta lista en la propia guía de emisión de informes vinculantes, o con un método similar al de la hoja de cálculo USUARIOS_PERFIL_DIRECTOR_GENERAL.</text:p>
          </table:table-cell>
          <table:table-cell office:value-type="string" calcext:value-type="string">
            <text:p>SERVICIO DE PLANIFICACIÓN ESTRATÉGICA</text:p>
          </table:table-cell>
          <table:table-cell office:value-type="string" calcext:value-type="string">
            <text:p>Compartimos la sugerencia, y habrá que elevarla a la Dirección.</text:p>
          </table:table-cell>
        </table:table-row>
        <table:table-row table:style-name="ro14">
          <table:table-cell office:value-type="float" office:value="18" calcext:value-type="float">
            <text:p>18</text:p>
          </table:table-cell>
          <table:table-cell office:value-type="string" calcext:value-type="string">
            <text:p>CLAUSULAS TIPO</text:p>
          </table:table-cell>
          <table:table-cell table:style-name="ce3" office:value-type="string" calcext:value-type="string">
            <text:p>Clausula tipo de lugar de realización de los trabajos</text:p>
          </table:table-cell>
          <table:table-cell office:value-type="string" calcext:value-type="string">
            <text:p>Clausula de lugar de realización: Debería revisarse la redacción que dice que algunos trabajos se deban desarrollar en la propia Consejería, sustituyéndola por "en instalaciones de la Consejería" o "en edificios de la Consejería", ..</text:p>
          </table:table-cell>
          <table:table-cell office:value-type="string" calcext:value-type="string">
            <text:p>SERVICIO DE PLANIFICACIÓN ESTRATÉGICA</text:p>
          </table:table-cell>
          <table:table-cell office:value-type="string" calcext:value-type="string">
            <text:p>Incorporamos la sugerencia a la Guía en su próxima versión.</text:p>
          </table:table-cell>
        </table:table-row>
        <table:table-row table:style-name="ro6">
          <table:table-cell office:value-type="float" office:value="19" calcext:value-type="float">
            <text:p>19</text:p>
          </table:table-cell>
          <table:table-cell office:value-type="string" calcext:value-type="string">
            <text:p>CORRECCIÓN DE ERRATAS</text:p>
          </table:table-cell>
          <table:table-cell office:value-type="string" calcext:value-type="string">
            <text:p>Clausula de rediseño funcional</text:p>
            <text:p/>
          </table:table-cell>
          <table:table-cell table:style-name="ce3" office:value-type="string" calcext:value-type="string">
            <text:p>La clausula de rediseño funcional y simplificación de procedimientos administrativa está repetida, con cambios entre las dos versiones</text:p>
          </table:table-cell>
          <table:table-cell office:value-type="string" calcext:value-type="string">
            <text:p>SERVICIO DE PLANIFICACIÓN ESTRATÉGICA</text:p>
          </table:table-cell>
          <table:table-cell office:value-type="string" calcext:value-type="string">
            <text:p>Procedemos a corregir la errata</text:p>
          </table:table-cell>
        </table:table-row>
        <table:table-row table:style-name="ro15">
          <table:table-cell office:value-type="float" office:value="20" calcext:value-type="float">
            <text:p>20</text:p>
          </table:table-cell>
          <table:table-cell office:value-type="string" calcext:value-type="string">
            <text:p>PARTE EXPOSITIVA</text:p>
          </table:table-cell>
          <table:table-cell office:value-type="string" calcext:value-type="string">
            <text:p>Delimitar el alcance del informe</text:p>
          </table:table-cell>
          <table:table-cell office:value-type="string" calcext:value-type="string">
            <text:p>Lo primero, a mi juicio, es delimitar correctamente el alcance del informe. ¿Debe tener en cuenta aspectos formales o sólo técnicos? Si se deben considerar aspectos formales, ¿se necesita un experto en TI o un experto en contratación? ¿Se debe hacer una revisión en dos etapas, formal y técnica, o consideramos que la parte formal es responsabilidad de cada organismo?</text:p>
          </table:table-cell>
          <table:table-cell office:value-type="string" calcext:value-type="string">
            <text:p>SERVICIO DE PRODUCCIÓN </text:p>
          </table:table-cell>
          <table:table-cell office:value-type="string" calcext:value-type="string">
            <text:p>En la página 10 de la Guía aparece claramente delimitado el alcance del informe: es necesario aplicar los dos tipos de revisión. En la citada página 10, también se indica que se trata de una revisión que no requiere de conocimiento técnico especializado, pero que al no disponer la DGPD de personal <text:s/>suficiente para realizar esta tarea, la misma deberá ser realizada por los mismos técnicos que realizan la revisión técnica. Esta es además una directriz fijada por la Dirección, en la última reunión de revisión de la Guía de Revisión Interna, en la que el Coordinador recalcó la importancia de realizar este tipo de revisión.</text:p>
          </table:table-cell>
        </table:table-row>
        <table:table-row table:style-name="ro16">
          <table:table-cell office:value-type="float" office:value="21" calcext:value-type="float">
            <text:p>21</text:p>
          </table:table-cell>
          <table:table-cell office:value-type="string" calcext:value-type="string">
            <text:p>CRITERIOS DE REVISIÓN</text:p>
          </table:table-cell>
          <table:table-cell office:value-type="string" calcext:value-type="string">
            <text:p>Eliminar la revisión de la legitimidad del solicitante, y sustituirla por una política extricta de concesión de permisos en el sistema</text:p>
          </table:table-cell>
          <table:table-cell table:style-name="ce3" office:value-type="string" calcext:value-type="string">
            <text:p>Incluso si se deben tener en cuenta los aspectos formales, hay cosas que no tienen sentido como lo que se dice en la guía de verificar legitimidad de los solicitantes y los firmantes. A mi juicio, la legitimidad como solicitante debe haber sido verificada antes de conceder acceso a INFOCOR a una persona para un organismo determinado, y esto debe ser verificado por el responsable funcional de INFOCOR y no por los técnicos. Respecto a los firmantes que hayan delegado el rol de solicitante, corresponde al solicitante comprobar si quien firma los documentos es quién le delegó la responsabilidad de solicitante.</text:p>
          </table:table-cell>
          <table:table-cell office:value-type="string" calcext:value-type="string">
            <text:p>SERVICIO DE PRODUCCIÓN </text:p>
          </table:table-cell>
          <table:table-cell office:value-type="string" calcext:value-type="string">
            <text:p>Estando de acuerdo en el fondo del asunto, esta decisión se tomó por motivos coyunturales. INFOCOR carece de una “bandeja de tramitacion” que permita a los altos cargos de los organismos firmar y presentar en bloque un conjunto de solicitudes, lo que obliga a realizar esta tarea expediente a expediente, hecho que no era problemático cuando la competencia era de CEICE porque entonces la tramitación la hacían los jefes de servicio de Informática. Con el paso de la competencia a la DGPD, se decidió revisar el procedimiento para dotarlo de corrección formal. A su vez, se decidió no implementar en INFOCOR la funcionalidad de “firma en bloque” de solicitudes, puesto que se iba a sustituir el sistema por ERIS-G3. Para faciitar la gestión del cambio, teniendo en cuenta el perfil directivo de los usuarios implicados, se decidió no obligar a los altos cargos a que entrasen en INFOCOR, permitiéndose que sus jefes de servicio les pusieran las solciitudes a la firma en bloque a través de portafirm@. Como consecuencia, tenemos 3 tipos de usuarios con permiso de presentación: Altos Cargos, Jefes de Servicio con Delegación de Firma, y Jefes de servicio no competentes, que deben incorporar las solicitudes firmadas por su alto cargo.<text:span text:style-name="T1"> La única alternativa para cambiar esta situación pasa por dotar presupuestariamente al proyecto para el desarrollo de una nueva versión que solvente todas estas limitaciones.</text:span></text:p>
          </table:table-cell>
        </table:table-row>
        <table:table-row table:style-name="ro17">
          <table:table-cell office:value-type="float" office:value="22" calcext:value-type="float">
            <text:p>22</text:p>
          </table:table-cell>
          <table:table-cell office:value-type="string" calcext:value-type="string">
            <text:p>CRITERIOS DE REVISIÓN</text:p>
          </table:table-cell>
          <table:table-cell office:value-type="string" calcext:value-type="string">
            <text:p>¿Deberiamos entrar en consideraciones sobre el procedimiento de adjudicación?</text:p>
          </table:table-cell>
          <table:table-cell office:value-type="string" calcext:value-type="string">
            <text:p>Siguiendo con los aspectos formales, ¿deberíamos entrar en consideraciones sobre el procedimiento de adjudicación? Me refiero a aspecto que la ley permite pero que resultan sospechosos como por ejemplo un procedimiento negociado sin publicidad que ajusta hasta el euro la cuantía máxima del contrato. ¿Debemos en este caso exigir una justificación convincente? Si consideramos que debemos abordar aspectos formales en la revisión, sería coherente que dicha revisión formal también forme parte del informe, al menos como observaciones y recomendaciones. Por ejemplo, no podemos impedir una adjudicación por procedimiento de negociado sin publicidad que ajusta el precio al tope máximo, pero sí deberíamos poder señalar que el espíritu de la ley es promover la máxima transparencia y concurrencia posibles.</text:p>
          </table:table-cell>
          <table:table-cell office:value-type="string" calcext:value-type="string">
            <text:p>SERVICIO DE PRODUCCIÓN </text:p>
          </table:table-cell>
          <table:table-cell office:value-type="string" calcext:value-type="string">
            <text:p>En esta sugerencia se están mezclando cuestiones sobre dos conceptos distintos, procedimiento de adjudicación y justificación de precio como elemento esencial para la determinación del objeto del contrato, cuestiones a las que por otro lado se da respuesta en la Guía interna de revisión.</text:p>
            <text:p>Sobre el procedimiento de adjudicación, en la Guía se indica que no se trata <text:s/>de una revisión formal, sino de Política Digital, dentro de la categoría de revisiones orientadas a favorecer la máxima concurrencia, puesto que cuanto mayor sea la concurrencia y la competencia, la Junta de Andalucía obtendrá proposiciones de mayor calidad y precios mas ajustados. No obstante, en la Guía no se descarta este procedimiento, recogido y contemplado por la legislación vigente. La Guía hace hincapié en que los clausulados de los pliegos deben justificar exprésamente los supuestos legales que permiten esta forma de adjudicación. Remitimos a la revisión del apartado 7.b) Revisiones para fomentar la máxima concurrencia.</text:p>
            <text:p/>
            <text:p>En lo referente a la justificación del presupuesto de licitación, éste en la Guía es considerado como un elemento esencial para la definición del objeto del contrato, recogido en el apartado 7.a) Revisiones para garantizar la correcta definición y caracterización del objeto del contrato. Remitimos a la lectura de este apartado, y en concreto a la página 14 de la Guía. Si en los pliegos aparece desglosado el presupuesto, indicando partidas y precios unitarios, el precio estará correctamente justificado.</text:p>
          </table:table-cell>
        </table:table-row>
        <table:table-row table:style-name="ro18">
          <table:table-cell office:value-type="float" office:value="23" calcext:value-type="float">
            <text:p>23</text:p>
          </table:table-cell>
          <table:table-cell office:value-type="string" calcext:value-type="string">
            <text:p>ORGANIZACIÓN DEL TRABAJO</text:p>
          </table:table-cell>
          <table:table-cell office:value-type="string" calcext:value-type="string">
            <text:p>La revisión de expedientes de INFOCOR debe ser realizada por un grupo especializado.</text:p>
          </table:table-cell>
          <table:table-cell office:value-type="string" calcext:value-type="string">
            <text:p>Dada la importancia que para la JA tiene unificar la política digital, y la adquisición de bienes y servicios es un elemento crucial para ello, creo que involucrar a todos los servicios en INFOCOR es justamente lo contrario de lo que se debería hacer. El trabajo de armonizar la contratación de bienes y servicios TIC debe recaer, a mi juicio, en una unidad especializada. &lt;&lt;&lt;SE ACOMPAÑA DE UNA SERIE DE RAZONES QUE JUSTIFICAN ESTA PROPUESTA&gt;&gt;</text:p>
          </table:table-cell>
          <table:table-cell office:value-type="string" calcext:value-type="string">
            <text:p>SERVICIO DE PRODUCCIÓN.</text:p>
          </table:table-cell>
          <table:table-cell office:value-type="string" calcext:value-type="string">
            <text:p>Se trata de una cuestión que es necesario someter al criterio de los Coordinadores y el Director. No obstante, si es interesante destacar que el estudio y determinación de criterios de homogeneización (cuya responsabilidad puede estar atribuida a un grupo de la DGPD) puede ser independiente de su aplicación, que puede estar atribuida a otros u otros grupos.</text:p>
          </table:table-cell>
        </table:table-row>
        <table:table-row table:style-name="ro9">
          <table:table-cell office:value-type="float" office:value="24" calcext:value-type="float">
            <text:p>24</text:p>
          </table:table-cell>
          <table:table-cell office:value-type="string" calcext:value-type="string">
            <text:p>CRITERIOS DE REVISIÓN</text:p>
          </table:table-cell>
          <table:table-cell office:value-type="string" calcext:value-type="string">
            <text:p>Determinación del precio.</text:p>
          </table:table-cell>
          <table:table-cell office:value-type="string" calcext:value-type="string">
            <text:p>¿Por qué cada organismo aplica una fórmula diferente para el criterio económico y ninguno, desde mi punto de vista, es satisfactorio? No sería mejor que la formula, o fórmulas si fuese necesario disponer de más de una según las características de la contratación, estuviesen definidas y probada su eficacia de antemano.</text:p>
          </table:table-cell>
          <table:table-cell office:value-type="string" calcext:value-type="string">
            <text:p>SERVICIO DE PRODUCCIÓN.</text:p>
          </table:table-cell>
          <table:table-cell office:value-type="string" calcext:value-type="string">
            <text:p>No se entiende bien a qué formula se refiere. ¿Criterio de adjudicación o cálculo del presupuesto de licitación?</text:p>
          </table:table-cell>
        </table:table-row>
        <table:table-row table:style-name="ro9">
          <table:table-cell office:value-type="float" office:value="25" calcext:value-type="float">
            <text:p>25</text:p>
          </table:table-cell>
          <table:table-cell office:value-type="string" calcext:value-type="string">
            <text:p>CRITERIOS DE REVISIÓN</text:p>
          </table:table-cell>
          <table:table-cell office:value-type="string" calcext:value-type="string">
            <text:p>Determinación del precio. Precios por perfiles.</text:p>
          </table:table-cell>
          <table:table-cell office:value-type="string" calcext:value-type="string">
            <text:p>¿Cuál es el precio de un jefe de proyectos? El coste de los profesionales de TI es otra de las cuestiones que hay que normalizar y mantener actualizada. No deberíamos permitir que un jefe de proyecto en la CHAP cueste distinto que el CEICE.</text:p>
          </table:table-cell>
          <table:table-cell office:value-type="string" calcext:value-type="string">
            <text:p>SERVICIO DE PRODUCCIÓN </text:p>
          </table:table-cell>
          <table:table-cell office:value-type="string" calcext:value-type="string">
            <text:p>Estamos de acuerdo con la sugerencia, en el sentido de que se trata de un criterio a normalizar y homogeneizar.. No obstante, matizar que se trata de un tema mas complejo de lo que parece, ya que sobre el coste de un perfil intervienen factores ponderadores como el tipo de proyecto, su complejidad, las tecnologías de base a aplicar, o el ámbito funcional del mismo. En este sentido, la Guía, en su estado actual, no entra a valorar esta materia. Se limita a indicar que el coste unitario de dichos perfiles debe aparecer explícitamente para justificar el precio, como un elemento esencial para caracterizar el objeto de la contratación.</text:p>
          </table:table-cell>
        </table:table-row>
        <table:table-row table:style-name="ro19">
          <table:table-cell office:value-type="float" office:value="26" calcext:value-type="float">
            <text:p>26</text:p>
          </table:table-cell>
          <table:table-cell office:value-type="string" calcext:value-type="string">
            <text:p>CRITERIOS DE REVISIÓN</text:p>
          </table:table-cell>
          <table:table-cell office:value-type="string" calcext:value-type="string">
            <text:p>Fomento de la concurrencia. Solvencia técnica por perfiles.</text:p>
          </table:table-cell>
          <table:table-cell office:value-type="string" calcext:value-type="string">
            <text:p>¿Qué solvencia técnica requiere un jefe de proyecto? ¿Qué experiencia? Sobre esto hay algo avanzado en la guía de uso pero aún falta mucho por hacer. Por ejemplo, respecto de las certificaciones profesionales, ¿cuándo debería estar justificado solicitarlas y cuáles? ¿Si alguien tiene una certificación profesional sobre almacenamiento en grandes sistemas, aunque sea de una marca concreta, es válido como certificación profesional para administrar el almacenamiento de otra marca? ¿Tiene sentido exigir, en este contexto, que la certificación sea específicamente en una marca y modelo? ¿Y qué vigencia tiene una certificación? Y si en uno de los centros se pretende adquirir una tecnología puntera, ¿cómo valoramos la solvencia técnica? ¿Debemos declarar la nueva certificación? ¿Cómo?. En definitiva, ¿cómo se va a mantener las certificaciones y, en general, cualquier otro criterio de solvencia técnica?</text:p>
          </table:table-cell>
          <table:table-cell office:value-type="string" calcext:value-type="string">
            <text:p>SERVICIO DE PRODUCCIÓN </text:p>
          </table:table-cell>
          <table:table-cell office:value-type="string" calcext:value-type="string">
            <text:p>Nuevamente, la Guia no entra a valorar esta materia concreta, si bien si compartimos que cuando se alcance un suficiente grado de madurez en la homogeneización de ciertos criterios TIC dentro de la Junta de Andalucía de carácter mas basico, se pueda entrar en esta materia. La Guía se limita a indicar que la solvencia técnica no se puede utilizar como un elemento para restringir la competencia de forma injustificada, por lo que en las revisiones se deberá verificar que está justificada la solicitud de elementos de solvencia que se salgan de lo habitual. En el ámbito de las certificaciones, se deberá justificar su exigencia, y no se entra a valorar que sea en una tecnología u otra, si ésta recae dentro del ámbito competencial de la Consejería.</text:p>
          </table:table-cell>
        </table:table-row>
        <table:table-row table:style-name="ro20">
          <table:table-cell office:value-type="float" office:value="27" calcext:value-type="float">
            <text:p>27</text:p>
          </table:table-cell>
          <table:table-cell office:value-type="string" calcext:value-type="string">
            <text:p>GUÍAS DE HOMOGENEIZACIÓN</text:p>
          </table:table-cell>
          <table:table-cell office:value-type="string" calcext:value-type="string">
            <text:p>Redaccíón de guías que persigan armonizar las compras TIC.</text:p>
          </table:table-cell>
          <table:table-cell office:value-type="string" calcext:value-type="string">
            <text:p>No estamos armonizando la adquisición tecnológica como se pretende porque no existen guías que digan, por ejemplo, en qué consiste un servicio de puesto de trabajo o qué parámetros definen la adquisición de una tecnología de almacenamiento. Tampoco <text:s/>existen criterios de valoración uniformes. Por ejemplo, con los mismos licitadores y tecnologías y para los mismos fines, cada organización puede acabar adquiriendo distinta tecnología de almacenamiento simplemente por el empleo de formulas de valoración distintas y pesos diferentes aplicados sobre los mismos criterios o, peor aún, sobre criterios diferentes para un mismo bien. Esto no es armonizar.</text:p>
          </table:table-cell>
          <table:table-cell office:value-type="string" calcext:value-type="string">
            <text:p>SERVICIO DE PRODUCCIÓN.</text:p>
          </table:table-cell>
          <table:table-cell office:value-type="string" calcext:value-type="string">
            <text:p>Se somete a criterio de la Dirección General.</text:p>
          </table:table-cell>
        </table:table-row>
        <table:table-row table:style-name="ro21">
          <table:table-cell office:value-type="float" office:value="28" calcext:value-type="float">
            <text:p>28</text:p>
          </table:table-cell>
          <table:table-cell office:value-type="string" calcext:value-type="string">
            <text:p>SEGUIMIENTO DE ACTUACIONES</text:p>
          </table:table-cell>
          <table:table-cell office:value-type="string" calcext:value-type="string">
            <text:p>Trazabilidad entre la documentación que se informa y la documentación que se incorpora al expediente de contratación.</text:p>
          </table:table-cell>
          <table:table-cell office:value-type="string" calcext:value-type="string">
            <text:p>No garantiza que los pliegos con los que finalmente se realiza la contratación sean aquellos sobre los que hemos informados porque la actividad de informar y la de publicar/licitar no están conectadas. Tampoco tenemos garantías que los pliegos y las memorias que se suben a infocor sean los que han firmado los responsables correspondientes: en el de hoy, por ejemplo, la memoria tiene pie de firma pero no está firmado y el PPT ni siquiera tiene pie de firma; en la CHAP, por lo menos, se publican copias autenticadas de documentos firmados digitalmente. El procedimiento tiene demasiadas actividades sin conectar y sin verificación.</text:p>
          </table:table-cell>
          <table:table-cell office:value-type="string" calcext:value-type="string">
            <text:p>SERVICIO DE PRODUCCIÓN.</text:p>
          </table:table-cell>
          <table:table-cell office:value-type="string" calcext:value-type="string">
            <text:p>En relación a la trazabilidad entre la documentación informada y la que forma parte del expediente de contratación, la problemática existe para el resto de fases del procedimiento administrativo de contratación (informe del letrado, intervención, etc). A dia de hoy existen instrumentos tecnológicos que permitirían garantizar la integridad de la documentación (por ejemplo, firma digital en cascada), pero requieren de un esfuerzo de ordenación administrativa y de implantación de estas herramientas de bastante consideración. </text:p>
            <text:p/>
            <text:p/>
          </table:table-cell>
        </table:table-row>
        <table:table-row table:style-name="ro22">
          <table:table-cell office:value-type="float" office:value="29" calcext:value-type="float">
            <text:p>29</text:p>
          </table:table-cell>
          <table:table-cell office:value-type="string" calcext:value-type="string">
            <text:p>GESTIÓN DEL CAMBIO</text:p>
          </table:table-cell>
          <table:table-cell office:value-type="string" calcext:value-type="string">
            <text:p>Aprobar y publicar la Guía de Revisión</text:p>
          </table:table-cell>
          <table:table-cell office:value-type="string" calcext:value-type="string">
            <text:p>Publicar una nota de regimen interior o instrucción de la DGPD por la que se aprueben los criterios de revisión a aplicar por los técnicos. De esta forma se oficializarían las revisiones aplicadas durante el estudio de los expedientes , dotandolas de un carácter reglado. Permitía además sistematizar dichas revisiones, evitando la discreccionalidad del técnico.</text:p>
            <text:p/>
          </table:table-cell>
          <table:table-cell office:value-type="string" calcext:value-type="string">
            <text:p>SERVICIO DE INNOVACIÓN Y PROSPECTIVA</text:p>
          </table:table-cell>
          <table:table-cell office:value-type="string" calcext:value-type="string">
            <text:p>Estamos de acuerdo con la sugerencia.</text:p>
          </table:table-cell>
        </table:table-row>
        <table:table-row table:style-name="ro1" table:number-rows-repeated="10">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3">00/00/0000</text:date>, <text:time style:data-style-name="N2" text:time-value="0000-00-00T00:00:01.7426095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abala </meta:initial-creator>
    <meta:creation-date>2014-10-30T09:40:17.769724641</meta:creation-date>
    <dc:date>2014-11-03T12:58:44.424504365</dc:date>
    <dc:creator>azabala </dc:creator>
    <meta:editing-duration>PT7H27M32S</meta:editing-duration>
    <meta:editing-cycles>18</meta:editing-cycles>
    <meta:generator>LibreOffice/4.1.3.2$Linux_x86 LibreOffice_project/410m0$Build-2</meta:generator>
    <meta:document-statistic meta:table-count="1" meta:cell-count="179" meta:object-count="0"/>
  </office:meta>
</office:document-meta>
</file>